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1"/>
    </style:style>
    <style:style style:name="P2" style:family="paragraph" style:parent-style-name="Text_20_body">
      <style:text-properties style:font-name="Lucida Sans Unicode1"/>
    </style:style>
    <style:style style:name="P3" style:family="paragraph" style:parent-style-name="Text_20_body">
      <style:text-properties style:font-name="Lucida Sans Unicode1" fo:font-size="14pt" fo:font-style="italic" style:font-size-asian="14pt" style:font-style-asian="italic" style:font-size-complex="14pt" style:font-style-complex="italic"/>
    </style:style>
    <style:style style:name="P4" style:family="paragraph" style:parent-style-name="Heading_20_3" style:master-page-name="HTML">
      <style:paragraph-properties style:page-number="auto"/>
      <style:text-properties style:font-name="Lucida Sans Unicode1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The Observatory</text:h>
      <text:p text:style-name="P1"/>
      <text:p text:style-name="P3">Work in progre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26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.</meta:initial-creator>
    <meta:creation-date>2010-02-05T22:55:04.18</meta:creation-date>
    <dc:date>2012-01-30T20:23:17</dc:date>
    <dc:creator>T T</dc:creator>
    <meta:editing-duration>PT9M17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5" meta:character-count="31"/>
  </office:meta>
</office:document-meta>
</file>